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14a3d89"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15a26f9" style:font-weight-asian="normal" style:font-weight-complex="normal"/>
    </style:style>
    <style:style style:name="P7"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T1" style:family="text">
      <style:text-properties style:text-position="super 58%" officeooo:rsid="0129ae54"/>
    </style:style>
    <style:style style:name="T2" style:family="text">
      <style:text-properties style:text-position="super 58%" officeooo:rsid="012b382f"/>
    </style:style>
    <style:style style:name="T3" style:family="text">
      <style:text-properties style:text-position="super 58%" style:text-underline-style="none" officeooo:rsid="015a26f9"/>
    </style:style>
    <style:style style:name="T4" style:family="text">
      <style:text-properties style:text-underline-style="none" officeooo:rsid="0129ae54"/>
    </style:style>
    <style:style style:name="T5" style:family="text">
      <style:text-properties style:text-underline-style="none" officeooo:rsid="012b382f"/>
    </style:style>
    <style:style style:name="T6" style:family="text">
      <style:text-properties style:text-underline-style="none" officeooo:rsid="012c0cd7"/>
    </style:style>
    <style:style style:name="T7" style:family="text">
      <style:text-properties style:text-underline-style="none" officeooo:rsid="012de276"/>
    </style:style>
    <style:style style:name="T8" style:family="text">
      <style:text-properties style:text-underline-style="none" officeooo:rsid="01300210"/>
    </style:style>
    <style:style style:name="T9" style:family="text">
      <style:text-properties style:text-underline-style="none" officeooo:rsid="013067d6"/>
    </style:style>
    <style:style style:name="T10" style:family="text">
      <style:text-properties style:text-underline-style="none" officeooo:rsid="0131ec4e"/>
    </style:style>
    <style:style style:name="T11" style:family="text">
      <style:text-properties style:text-underline-style="none" officeooo:rsid="013322d4"/>
    </style:style>
    <style:style style:name="T12" style:family="text">
      <style:text-properties style:text-underline-style="none" officeooo:rsid="0134b83c"/>
    </style:style>
    <style:style style:name="T13" style:family="text">
      <style:text-properties style:text-underline-style="none" officeooo:rsid="013ed0e7"/>
    </style:style>
    <style:style style:name="T14" style:family="text">
      <style:text-properties style:text-underline-style="none" officeooo:rsid="014021a0"/>
    </style:style>
    <style:style style:name="T15" style:family="text">
      <style:text-properties style:text-underline-style="none" officeooo:rsid="0140a5a5"/>
    </style:style>
    <style:style style:name="T16" style:family="text">
      <style:text-properties style:text-underline-style="none" officeooo:rsid="0141fac3"/>
    </style:style>
    <style:style style:name="T17" style:family="text">
      <style:text-properties style:text-underline-style="none" officeooo:rsid="0142a0cd"/>
    </style:style>
    <style:style style:name="T18" style:family="text">
      <style:text-properties style:text-underline-style="none" officeooo:rsid="014405db"/>
    </style:style>
    <style:style style:name="T19" style:family="text">
      <style:text-properties style:text-underline-style="none" officeooo:rsid="01459bda"/>
    </style:style>
    <style:style style:name="T20" style:family="text">
      <style:text-properties style:text-underline-style="none" officeooo:rsid="014a3d89"/>
    </style:style>
    <style:style style:name="T21" style:family="text">
      <style:text-properties style:text-underline-style="none" officeooo:rsid="014bcd4a"/>
    </style:style>
    <style:style style:name="T22" style:family="text">
      <style:text-properties style:text-underline-style="none" officeooo:rsid="014ca55c"/>
    </style:style>
    <style:style style:name="T23" style:family="text">
      <style:text-properties style:text-underline-style="none" officeooo:rsid="014d9428"/>
    </style:style>
    <style:style style:name="T24" style:family="text">
      <style:text-properties style:text-underline-style="none" officeooo:rsid="01537571"/>
    </style:style>
    <style:style style:name="T25" style:family="text">
      <style:text-properties style:text-underline-style="none" officeooo:rsid="015a26f9"/>
    </style:style>
    <style:style style:name="T26" style:family="text">
      <style:text-properties style:text-underline-style="none" officeooo:rsid="015b98fa"/>
    </style:style>
    <style:style style:name="T27" style:family="text">
      <style:text-properties style:text-underline-style="none" officeooo:rsid="015bdc6a"/>
    </style:style>
    <style:style style:name="T28" style:family="text">
      <style:text-properties style:text-underline-style="none" officeooo:rsid="0160d576"/>
    </style:style>
    <style:style style:name="T29" style:family="text">
      <style:text-properties style:text-underline-style="none" officeooo:rsid="016a3151"/>
    </style:style>
    <style:style style:name="T30" style:family="text">
      <style:text-properties style:text-underline-style="none" officeooo:rsid="016f7510"/>
    </style:style>
    <style:style style:name="T31" style:family="text">
      <style:text-properties style:text-underline-style="none" officeooo:rsid="0174481d"/>
    </style:style>
    <style:style style:name="T32" style:family="text">
      <style:text-properties style:text-underline-style="none" officeooo:rsid="0174651f"/>
    </style:style>
    <style:style style:name="T33" style:family="text">
      <style:text-properties officeooo:rsid="0129ae54"/>
    </style:style>
    <style:style style:name="T34" style:family="text">
      <style:text-properties style:text-underline-style="solid" style:text-underline-width="auto" style:text-underline-color="font-color" officeooo:rsid="0129ae54"/>
    </style:style>
    <style:style style:name="T35" style:family="text">
      <style:text-properties style:text-underline-style="solid" style:text-underline-width="auto" style:text-underline-color="font-color" officeooo:rsid="012b382f"/>
    </style:style>
    <style:style style:name="T36" style:family="text">
      <style:text-properties style:text-underline-style="solid" style:text-underline-width="auto" style:text-underline-color="font-color" officeooo:rsid="014ca55c"/>
    </style:style>
    <style:style style:name="T37" style:family="text">
      <style:text-properties style:text-underline-style="solid" style:text-underline-width="auto" style:text-underline-color="font-color" officeooo:rsid="014d9428"/>
    </style:style>
    <style:style style:name="T38" style:family="text">
      <style:text-properties officeooo:rsid="012b38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3">Arrias</text:span>»</text:p>
      <text:p text:style-name="P1"/>
      <text:p text:style-name="P2"><text:tab/><text:span text:style-name="T33">L’extrait dont je vais vous faire la présentation aujourd’hui, le portrait d’Arrias, est le 9</text:span><text:span text:style-name="T1">e</text:span><text:span text:style-name="T33"> fragment du 5</text:span><text:span text:style-name="T1">e</text:span><text:span text:style-name="T33"> livre des </text:span><text:span text:style-name="T34">Caractères</text:span><text:span text:style-name="T4"> intitulé « De la société et de la conversation », écrit par Jean de La Bruyère. Le portrait d’Arrias intervient dans le prolongement du portrait précédent qui tourne en dérision de manière satirique les grand bavards mondains, mais ici à un degré plus haut.</text:span></text:p>
      <text:p text:style-name="P2"><text:span text:style-name="T4"/></text:p>
      <text:p text:style-name="P2"/>
      <text:p text:style-name="P3">Je vais procéder à la lecture du poème.</text:p>
      <text:p text:style-name="P3"/>
      <text:p text:style-name="P3"/>
      <text:p text:style-name="P5"><text:tab/><text:span text:style-name="T38">C’est au 17</text:span><text:span text:style-name="T2">e</text:span><text:span text:style-name="T38"> s que La Bruyère écrit les </text:span><text:span text:style-name="T35">Caractères</text:span><text:span text:style-name="T5">, c’est d’ailleurs la seule œuvre qu’il publiera. </text:span><text:span text:style-name="T23">Il s’inspire des </text:span><text:span text:style-name="T37">Caractères de Théophraste</text:span><text:span text:style-name="T23">, philosophe grec. L’œuvre de LB</text:span><text:span text:style-name="T5"> est constituée de plusieurs fragments qui démontrent chacun un comportement qu’un individu pourrait avoir dans la société. La Bruyère cherche donc à dénoncer certaines dimensions de la société dans laquelle il vit en l’analysant et par le biais d’un personnage qui représente cette dimension. Nous étudierons comment La Bruyère dresse la satire d’un personnage </text:span><text:span text:style-name="T6">d</text:span><text:span text:style-name="T7">ont la seule préoccupation est le paraître. En effet, nous verrons tout d’abord la présentation générale et caricaturée d’Arrias (jusqu’à «</text:span><text:span text:style-name="T8"> quelque chose »</text:span><text:span text:style-name="T7">). Ensuite, </text:span><text:span text:style-name="T9">nous comprendrons comment il met en place une conversation mondaine comme scène de théâtre où le brillant causeur se répand (jusqu’</text:span><text:span text:style-name="T10">à « éclater »</text:span><text:span text:style-name="T11">). Puis, nous analyserons la brusque apparition </text:span><text:span text:style-name="T12">d’un contradicteur pour démasquer les mensonges de l’affabulateur </text:span><text:span text:style-name="T20">(jusqu’à « circonstance ») </text:span><text:span text:style-name="T12">. Enfin, nous étudierons le dénouement amené par un coup de théâtre et concluant la conversation.</text:span></text:p>
      <text:p text:style-name="P3"><text:span text:style-name="T12"/></text:p>
      <text:p text:style-name="P3"><text:span text:style-name="T12"/></text:p>
      <text:p text:style-name="P3"><text:span text:style-name="T12"><text:tab/></text:span><text:span text:style-name="T21">LB dépeint l’antithèse de l’HH à travers un p</text:span><text:span text:style-name="T13">ortrait moral en action se déroul</text:span><text:span text:style-name="T21">ant</text:span><text:span text:style-name="T13"> sur deux plans : sur la scène (a tout lu, a tout vu) et en coulisses où LB détruit, </text:span><text:span text:style-name="T26">dans la chute du rythme ternaire, </text:span><text:span text:style-name="T13">par l’ironie, les illusions (il veut le persuader ainsi) . </text:span><text:span text:style-name="T25">Ce 1</text:span><text:span text:style-name="T3">er</text:span><text:span text:style-name="T25"> mouvement peut s’apparenter à une scène d’exposition théâtrale. </text:span><text:span text:style-name="T24">La construction des phrases complexes autour de la juxtaposition souligne l’argumentation et relève du registre satirique </text:span><text:span text:style-name="T26">mais crée également un effet comique</text:span><text:span text:style-name="T24">. </text:span><text:span text:style-name="T13">Plus que le bavard de Théophraste qui est intarissable et éprouve le besoin de parler sans arrêt, Arrias est un vaniteux qui veut briller en société. L’important n’est pas de savoir mais de paraître savoir. La caractéristique d’Arrias en regard des êtres dépeints dans le portrait précédent, c’est le mensonge. La mythomanie de l’affabulateur va être mise en scène dans une anecdote piquante.</text:span></text:p>
      <text:p text:style-name="P3"><text:span text:style-name="T13"/></text:p>
      <text:p text:style-name="P3"><text:span text:style-name="T13"><text:tab/>Le cadre et le milieu se dessinent autour d’Arrias : conversation générale où chacun joue son rôle discrètement (on parle) décor imposant (à la table d’un grand) . L’occasion est tentante pour un hâbleur : il s’agit </text:span><text:span text:style-name="T14">d’une cour du Nord, que l’on connaît peu au XVIIe s et Arrias pourra donc laisser libre cours à son invention sans rencontrer de difficultés. Il entre en scène dans cinq phrases qui toutes commencent de façon abrupte sans particule de liaison, puis se poursuivent dans une parataxe serrée comme si l’affabulateur voulait exploiter jusqu’au bout tout les avantages qu’il conquiert sur les autres dans la conversation.</text:span></text:p>
      <text:p text:style-name="P3"><text:span text:style-name="T14"><text:tab/>(il prend la parole) : </text:span><text:span text:style-name="T15">dans son désir de briller, il s’impose au premier plan, attitude inconvenante dans cette assemblée ou l’HH, à son opposé, veille en principe à ne pas monopoliser la parole : suppression des interlocuteurs, déception stupéfaite de tous, rancœur de ceux qui ont été interrompus.</text:span></text:p>
      <text:p text:style-name="P3"><text:span text:style-name="T15"><text:tab/>(il s’oriente) : déjà lancé, très à l’aise, profitant de la stupéfaction de ses interlocuteurs, Arrias se projette dans des régions inconnues : règne de l’imagination débridée, fantasme d’une réaction de son existence sur le mode de l’ambition. </text:span><text:span text:style-name="T27">L’outil de comparaison « comme » fait le lien entre le</text:span><text:span text:style-name="T28">s</text:span><text:span text:style-name="T27"> mensonge</text:span><text:span text:style-name="T28">s</text:span><text:span text:style-name="T27"> superficiel</text:span><text:span text:style-name="T28">s</text:span><text:span text:style-name="T27"> d’Arrias et la réalité douloureuse.</text:span></text:p>
      <text:p text:style-name="P3"><text:span text:style-name="T15"><text:tab/>(il discourt) : il se lance en véritable orateur, dans une conférence et son bavardage déferle sur l’auditoire abordant des sujets variés : parler des mœurs, des femmes, des lois, des coutumes </text:span><text:soft-page-break/><text:span text:style-name="T15">suppose une connaissance approfondie du pays qu’il n’a pas. Tout à coup Arrias reprend vivement une attention qui semblait </text:span><text:span text:style-name="T16">faiblir : il change de ton et se présente en conteur pour divertir son auditoire (il récite des historiettes) . Ici, le terme « historiettes » montre le jugement péjoratif de LB. Il est tellement isolé dans l’univers de fiction qu’il se crée qu’il ne perçoit pas la gêne de l’assistance et devance les réactions de son public en riant le premier à son récit. Le verbe « éclater » est très expressif : on croirait entendre résonner l’éclat de rire au milieu du silence embarrassé des autres convives. </text:span><text:span text:style-name="T22">On peut comparer ce portrait au « moulin à paroles » des </text:span><text:span text:style-name="T36">Caractères de Théophraste</text:span><text:span text:style-name="T22">, même si ce dernier avait une écriture plus moralisatrice que LB.</text:span></text:p>
      <text:p text:style-name="P3"><text:span text:style-name="T16"/></text:p>
      <text:p text:style-name="P3"><text:span text:style-name="T16"><text:tab/>(Quelqu’un) : par ce seul pronom indéfini, LB matérialise le silence du reste de l’assemblée et la discrétion de l’interrupteur qui fait contraste avec l’emphase insupportable de l’orateur. Impression que renforce le verbe pronominal « se hasarde ». La déclaration suivante apparaît d’autant plus vigoureuse et indiscutable : force du vocabulaire (prouve nettement) mais fermeté du ton justifiée par tous les excès précédents.</text:span></text:p>
      <text:p text:style-name="P3"><text:span text:style-name="T16"><text:tab/>Suivant la tactique déjà perçue plus haut, Arrias affirme d’abord sa position sans se laisser déconcerter puis attaque sans tarder avec impétuosité. La violence et le désir d’éblouir l’emportent en lui sur le bon sens. La réponse d’Arrias est un modèle de cette arrogance qui se grise d’elle-même et se laisse </text:span><text:span text:style-name="T17">entraîner dans les vantardises imprudentes. Le ton est d’abord sec, coupant, cinglant. S’y ajoute une note autoritaire et déplaisante (je n’avance, je ne raconte…) la phrase se gonfle alors, s’amplifie sur la dignité di ture, ambassadeur de France, auréolé fort à propos des fastes d’une cour étrangère, de l’intérêt suscité dans Paris de l’époque par les voyageurs : ce sont des nouvelles toutes fraîches, des secrets comme on en confie qu’à des initiés. La phrase s’enfle, pleine de suffisance et se formalise en un alexandrin poétique : Arrias a la conviction intime d’avoir écrasé son adversaire à ce stade de l’échange.</text:span></text:p>
      <text:p text:style-name="P3"><text:span text:style-name="T17"/></text:p>
      <text:p text:style-name="P6"><text:span text:style-name="T17"><text:tab/>L’auteur s’amuse à prolonger l’illusion dans une phrase complexe mais la subordonnée temporelle vient par une sorte d’effet de surprise, de coup de théâtre, cesser net le débit du menteur. LB conclut en une seule phrase : quelques mots prononcés par un homme bien élevé qui prend sa revanche (c’est Sethon à qui vous parlez) Le lecteur devine le mouvement de surprise d’Arrias médusé auquel répond l’ironique « lui-même » de Sethon. C’est avec une véritable délectation que l’interlocuteur précise : </text:span><text:span text:style-name="T18">« et qui arrive de son ambassade ». </text:span><text:span text:style-name="T25">En arrêtant ici son portrait, l</text:span><text:span text:style-name="T18">e moraliste a l’art de nous laisser deviner la fin de l’aventure </text:span><text:span text:style-name="T25">et</text:span><text:span text:style-name="T18"> </text:span><text:span text:style-name="T25">nous fait comprendre qu’Arrias est laissé sans voix pour la 1ere fois</text:span><text:span text:style-name="T18">. Non seulement Arrias, </text:span><text:span text:style-name="T25">embarrassé</text:span><text:span text:style-name="T18">, est réduit au silence devant les convives souriants, assurant ainsi toute réussite de l’entreprise satirique de LB dans ce portrait, mais de plus le menteur est entièrement discrédité et donc très prochainement ostracisé dans cette société </text:span><text:span text:style-name="T19">où les mondains mettent un point d’honneur à fonder l’art de la conversation sur le respect des bienséances.</text:span></text:p>
      <text:p text:style-name="P3"><text:span text:style-name="T19"/></text:p>
      <text:p text:style-name="P3"><text:span text:style-name="T19"/></text:p>
      <text:p text:style-name="P3"><text:span text:style-name="T19"><text:tab/></text:span><text:span text:style-name="T32">Ce texte est une illustration parfaite du registre satirique, c</text:span><text:span text:style-name="T19">’est ici le cas d’un portrait en action, </text:span><text:span text:style-name="T29">bref et intense, </text:span><text:span text:style-name="T30">qui montre beaucoup en peu de mots</text:span><text:span text:style-name="T19"> : le caractère très brièvement esquissé au déb</text:span><text:span text:style-name="T29">u</text:span><text:span text:style-name="T19">t, est ensuite illustré dans une véritable petite saynète de théâtre où les rapports de force de la comédie sociale se jouant entre les mondains prévalent. Il s’agit donc d’une véritable petite chronique mondaine où l’art du conteur consiste à découper le récit dramatique en plusieurs actes. Le coup de théâtre retardé volontairement vers le dénouement cinglant laisse notre imagination figurer les situations et les comportements. Dès le début du récit, LB gagne notre complicité en nous faisant entrer dans cette saynète riche de sa péripétie et de son renversement final qui délivre subtilement un enseignement prégnant sans avoir recours aux prescriptions moralisatri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1:16:02.405138133</meta:creation-date>
    <meta:generator>LibreOffice/7.0.4.2$Linux_X86_64 LibreOffice_project/00$Build-2</meta:generator>
    <dc:date>2022-03-26T17:36:22.794273468</dc:date>
    <meta:editing-duration>P1DT14H30M18S</meta:editing-duration>
    <meta:editing-cycles>64</meta:editing-cycles>
    <meta:document-statistic meta:table-count="0" meta:image-count="0" meta:object-count="0" meta:page-count="2" meta:paragraph-count="13" meta:word-count="1287" meta:character-count="7995" meta:non-whitespace-character-count="6710"/>
  </office:meta>
</office:document-meta>
</file>